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8" style:family="table-cell" style:parent-style-name="Default" style:data-style-name="N13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3465A4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999999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465A4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fo:color="#C9211E" style:font-name="Segoe UI" style:font-name-asian="Segoe UI" style:font-name-complex="Segoe UI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fo:color="#C9211E" style:font-name="Segoe UI" style:font-name-asian="Segoe UI" style:font-name-complex="Segoe UI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31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fo:color="#92CDDC" style:font-name="Segoe UI" style:font-name-asian="Segoe UI" style:font-name-complex="Segoe UI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0000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3465A4"/>
      <style:text-properties style:font-name="Segoe UI" style:font-name-asian="Segoe UI" style:font-name-complex="Segoe UI" fo:font-size="8pt" style:font-size-asian="8pt" style:font-size-complex="8pt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/>
    </style:style>
    <style:style style:name="ce5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8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465A4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999999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99999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000000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999999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92CDDC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92CDDC" style:font-name="Segoe UI" style:font-name-asian="Segoe UI" style:font-name-complex="Segoe UI" fo:font-size="8pt" style:font-size-asian="8pt" style:font-size-complex="8pt"/>
    </style:style>
    <style:style style:name="ce97" style:family="table-cell" style:parent-style-name="Default" style:data-style-name="N13">
      <style:table-cell-properties fo:border-top="thin solid #000000" fo:border-bottom="none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/>
    </style:style>
    <style:style style:name="ce111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3" style:family="table-cell" style:parent-style-name="Default" style:data-style-name="N1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3333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15" style:family="table-cell" style:parent-style-name="Default" style:data-style-name="N0">
      <style:table-cell-properties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7pt" style:font-size-asian="7pt" style:font-size-complex="7pt"/>
    </style:style>
    <style:style style:name="ce118" style:family="table-cell" style:parent-style-name="Default" style:data-style-name="N0">
      <style:table-cell-properties fo:background-color="#FFFFFF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#FFF2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4.74133333333333cm"/>
    </style:style>
    <style:style style:name="co3" style:family="table-column">
      <style:table-column-properties fo:break-before="auto" style:column-width="5.75733333333333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0.254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0.65616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34.2pt" style:use-optimal-row-height="true" fo:break-before="auto"/>
    </style:style>
    <style:style style:name="ro4" style:family="table-row">
      <style:table-row-properties style:row-height="22.8pt" style:use-optimal-row-height="tru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31.8pt" style:use-optimal-row-height="false" fo:break-before="auto"/>
    </style:style>
    <style:style style:name="ro8" style:family="table-row">
      <style:table-row-properties style:row-height="32.7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14"/>
        <table:table-column table:style-name="co2" table:default-cell-style-name="ce114"/>
        <table:table-column table:style-name="co3" table:default-cell-style-name="ce114"/>
        <table:table-column table:style-name="co4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5" table:default-cell-style-name="ce3"/>
        <table:table-column table:style-name="co5" table:number-columns-repeated="2" table:default-cell-style-name="ce115"/>
        <table:table-column table:style-name="co5" table:number-columns-repeated="49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5" table:default-cell-style-name="ce3"/>
        <table:table-column table:style-name="co8" table:number-columns-repeated="853" table:default-cell-style-name="ce3"/>
        <table:table-column table:style-name="co8" table:default-cell-style-name="ce1"/>
        <table:table-column table:style-name="co9" table:number-columns-repeated="5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2" table:number-rows-spanned="1" table:style-name="ce116">
            <text:p>STAGE S8</text:p>
          </table:table-cell>
          <table:covered-table-cell/>
          <table:table-cell office:value-type="string" table:style-name="ce2">
            <text:p>HENRY Pierre</text:p>
          </table:table-cell>
          <table:table-cell table:number-columns-repeated="16381" table:style-name="ce3"/>
        </table:table-row>
        <table:table-row table:style-name="ro1">
          <table:table-cell office:value-type="string" table:number-columns-spanned="2" table:number-rows-spanned="1" table:style-name="ce116">
            <text:p>MVG</text:p>
          </table:table-cell>
          <table:covered-table-cell/>
          <table:table-cell table:style-name="ce2"/>
          <table:table-cell table:style-name="ce3"/>
          <table:table-cell office:value-type="string" table:number-columns-spanned="7" table:number-rows-spanned="1" table:style-name="ce117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7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7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7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7">
            <text:p>mars</text:p>
          </table:table-cell>
          <table:covered-table-cell table:number-columns-repeated="6"/>
          <table:table-cell office:value-type="string" table:number-columns-spanned="7" table:number-rows-spanned="1" table:style-name="ce117">
            <text:p>mars</text:p>
          </table:table-cell>
          <table:covered-table-cell table:number-columns-repeated="6"/>
          <table:table-cell office:value-type="string" table:number-columns-spanned="7" table:number-rows-spanned="1" table:style-name="ce117">
            <text:p>mars</text:p>
          </table:table-cell>
          <table:covered-table-cell table:number-columns-repeated="6"/>
          <table:table-cell office:value-type="string" table:number-columns-spanned="7" table:number-rows-spanned="1" table:style-name="ce117">
            <text:p>Mars – avril</text:p>
          </table:table-cell>
          <table:covered-table-cell table:number-columns-repeated="6"/>
          <table:table-cell office:value-type="string" table:number-columns-spanned="7" table:number-rows-spanned="1" table:style-name="ce117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7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7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7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7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7">
            <text:p>mai</text:p>
          </table:table-cell>
          <table:covered-table-cell table:number-columns-repeated="6"/>
          <table:table-cell office:value-type="string" table:number-columns-spanned="7" table:number-rows-spanned="1" table:style-name="ce117">
            <text:p>mai</text:p>
          </table:table-cell>
          <table:covered-table-cell table:number-columns-repeated="6"/>
          <table:table-cell office:value-type="string" table:number-columns-spanned="7" table:number-rows-spanned="1" table:style-name="ce117">
            <text:p>mai</text:p>
          </table:table-cell>
          <table:covered-table-cell table:number-columns-repeated="6"/>
          <table:table-cell office:value-type="string" table:number-columns-spanned="7" table:number-rows-spanned="1" table:style-name="ce117">
            <text:p>mai</text:p>
          </table:table-cell>
          <table:covered-table-cell table:number-columns-repeated="6"/>
          <table:table-cell office:value-type="string" table:number-columns-spanned="7" table:number-rows-spanned="1" table:style-name="ce117">
            <text:p>juin</text:p>
          </table:table-cell>
          <table:covered-table-cell table:number-columns-repeated="6"/>
          <table:table-cell office:value-type="string" table:number-columns-spanned="7" table:number-rows-spanned="1" table:style-name="ce117">
            <text:p>juin</text:p>
          </table:table-cell>
          <table:covered-table-cell table:number-columns-repeated="6"/>
          <table:table-cell office:value-type="string" table:number-columns-spanned="7" table:number-rows-spanned="1" table:style-name="ce117">
            <text:p>juin</text:p>
          </table:table-cell>
          <table:covered-table-cell table:number-columns-repeated="6"/>
          <table:table-cell office:value-type="string" table:number-columns-spanned="7" table:number-rows-spanned="1" table:style-name="ce117">
            <text:p>juin</text:p>
          </table:table-cell>
          <table:covered-table-cell table:number-columns-repeated="6"/>
          <table:table-cell office:value-type="string" table:number-columns-spanned="7" table:number-rows-spanned="1" table:style-name="ce117">
            <text:p>Juin-juillet</text:p>
          </table:table-cell>
          <table:covered-table-cell table:number-columns-repeated="6"/>
          <table:table-cell office:value-type="string" table:number-columns-spanned="7" table:number-rows-spanned="1" table:style-name="ce117">
            <text:p>juillet</text:p>
          </table:table-cell>
          <table:covered-table-cell table:number-columns-repeated="6"/>
          <table:table-cell table:number-columns-spanned="7" table:number-rows-spanned="1" table:style-name="ce118"/>
          <table:covered-table-cell table:number-columns-repeated="6"/>
          <table:table-cell table:number-columns-repeated="16212" table:style-name="ce3"/>
        </table:table-row>
        <table:table-row table:style-name="ro2">
          <table:table-cell table:number-columns-repeated="4" table:style-name="ce4"/>
          <table:table-cell office:value-type="string" table:number-columns-spanned="7" table:number-rows-spanned="1" table:style-name="ce119">
            <text:p>S1</text:p>
          </table:table-cell>
          <table:covered-table-cell table:number-columns-repeated="6"/>
          <table:table-cell office:value-type="string" table:number-columns-spanned="7" table:number-rows-spanned="1" table:style-name="ce119">
            <text:p>S2</text:p>
          </table:table-cell>
          <table:covered-table-cell table:number-columns-repeated="6"/>
          <table:table-cell office:value-type="string" table:number-columns-spanned="7" table:number-rows-spanned="1" table:style-name="ce119">
            <text:p>S3</text:p>
          </table:table-cell>
          <table:covered-table-cell table:number-columns-repeated="6"/>
          <table:table-cell office:value-type="string" table:number-columns-spanned="7" table:number-rows-spanned="1" table:style-name="ce119">
            <text:p>S4</text:p>
          </table:table-cell>
          <table:covered-table-cell table:number-columns-repeated="6"/>
          <table:table-cell office:value-type="string" table:number-columns-spanned="7" table:number-rows-spanned="1" table:style-name="ce119">
            <text:p>S5</text:p>
          </table:table-cell>
          <table:covered-table-cell table:number-columns-repeated="6"/>
          <table:table-cell office:value-type="string" table:number-columns-spanned="7" table:number-rows-spanned="1" table:style-name="ce119">
            <text:p>S6</text:p>
          </table:table-cell>
          <table:covered-table-cell table:number-columns-repeated="6"/>
          <table:table-cell office:value-type="string" table:number-columns-spanned="7" table:number-rows-spanned="1" table:style-name="ce119">
            <text:p>S7</text:p>
          </table:table-cell>
          <table:covered-table-cell table:number-columns-repeated="6"/>
          <table:table-cell office:value-type="string" table:number-columns-spanned="7" table:number-rows-spanned="1" table:style-name="ce119">
            <text:p>S8</text:p>
          </table:table-cell>
          <table:covered-table-cell table:number-columns-repeated="6"/>
          <table:table-cell office:value-type="string" table:number-columns-spanned="7" table:number-rows-spanned="1" table:style-name="ce119">
            <text:p>S9</text:p>
          </table:table-cell>
          <table:covered-table-cell table:number-columns-repeated="6"/>
          <table:table-cell office:value-type="string" table:number-columns-spanned="7" table:number-rows-spanned="1" table:style-name="ce119">
            <text:p>S10</text:p>
          </table:table-cell>
          <table:covered-table-cell table:number-columns-repeated="6"/>
          <table:table-cell office:value-type="string" table:number-columns-spanned="7" table:number-rows-spanned="1" table:style-name="ce119">
            <text:p>S11</text:p>
          </table:table-cell>
          <table:covered-table-cell table:number-columns-repeated="6"/>
          <table:table-cell office:value-type="string" table:number-columns-spanned="7" table:number-rows-spanned="1" table:style-name="ce119">
            <text:p>S12</text:p>
          </table:table-cell>
          <table:covered-table-cell table:number-columns-repeated="6"/>
          <table:table-cell office:value-type="string" table:number-columns-spanned="7" table:number-rows-spanned="1" table:style-name="ce119">
            <text:p>S13</text:p>
          </table:table-cell>
          <table:covered-table-cell table:number-columns-repeated="6"/>
          <table:table-cell office:value-type="string" table:number-columns-spanned="7" table:number-rows-spanned="1" table:style-name="ce119">
            <text:p>S14</text:p>
          </table:table-cell>
          <table:covered-table-cell table:number-columns-repeated="6"/>
          <table:table-cell office:value-type="string" table:number-columns-spanned="7" table:number-rows-spanned="1" table:style-name="ce119">
            <text:p>S15</text:p>
          </table:table-cell>
          <table:covered-table-cell table:number-columns-repeated="6"/>
          <table:table-cell office:value-type="string" table:number-columns-spanned="7" table:number-rows-spanned="1" table:style-name="ce119">
            <text:p>S16</text:p>
          </table:table-cell>
          <table:covered-table-cell table:number-columns-repeated="6"/>
          <table:table-cell office:value-type="string" table:number-columns-spanned="7" table:number-rows-spanned="1" table:style-name="ce119">
            <text:p>S17</text:p>
          </table:table-cell>
          <table:covered-table-cell table:number-columns-repeated="6"/>
          <table:table-cell office:value-type="string" table:number-columns-spanned="7" table:number-rows-spanned="1" table:style-name="ce119">
            <text:p>S18</text:p>
          </table:table-cell>
          <table:covered-table-cell table:number-columns-repeated="6"/>
          <table:table-cell office:value-type="string" table:number-columns-spanned="7" table:number-rows-spanned="1" table:style-name="ce119">
            <text:p>S19</text:p>
          </table:table-cell>
          <table:covered-table-cell table:number-columns-repeated="6"/>
          <table:table-cell office:value-type="string" table:number-columns-spanned="7" table:number-rows-spanned="1" table:style-name="ce119">
            <text:p>S20</text:p>
          </table:table-cell>
          <table:covered-table-cell table:number-columns-repeated="6"/>
          <table:table-cell office:value-type="string" table:number-columns-spanned="7" table:number-rows-spanned="1" table:style-name="ce119">
            <text:p>S21</text:p>
          </table:table-cell>
          <table:covered-table-cell table:number-columns-repeated="6"/>
          <table:table-cell office:value-type="string" table:number-columns-spanned="7" table:number-rows-spanned="1" table:style-name="ce119">
            <text:p>S22</text:p>
          </table:table-cell>
          <table:covered-table-cell table:number-columns-repeated="6"/>
          <table:table-cell office:value-type="string" table:number-columns-spanned="7" table:number-rows-spanned="1" table:style-name="ce119">
            <text:p>S23</text:p>
          </table:table-cell>
          <table:covered-table-cell table:number-columns-repeated="6"/>
          <table:table-cell table:number-columns-repeated="853" table:style-name="ce5"/>
          <table:table-cell table:style-name="ce6"/>
          <table:table-cell table:number-columns-repeated="15365"/>
        </table:table-row>
        <table:table-row table:style-name="ro2">
          <table:table-cell table:style-name="ce4"/>
          <table:table-cell office:value-type="string" table:style-name="ce7">
            <text:p>NOM DE TACHE</text:p>
          </table:table-cell>
          <table:table-cell office:value-type="string" table:style-name="ce4">
            <text:p>Description détaillée</text:p>
          </table:table-cell>
          <table:table-cell office:value-type="string" table:style-name="ce4">
            <office:annotation draw:style-name="a0" svg:x="5.13333333333333in" svg:y="0.525in" svg:width="1.13333333333333in" svg:height="0.541666666666667in">
              <dc:creator/>
              <text:p><text:span text:style-name="T2">% d'avancement de chaque tâche.</text:span></text:p>
            </office:annotation>
            <text:p>%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M</text:p>
          </table:table-cell>
          <table:table-cell office:value-type="string" table:style-name="ce13">
            <text:p>J</text:p>
          </table:table-cell>
          <table:table-cell office:value-type="string" table:style-name="ce13">
            <text:p>V</text:p>
          </table:table-cell>
          <table:table-cell office:value-type="string" table:style-name="ce13">
            <text:p>S</text:p>
          </table:table-cell>
          <table:table-cell office:value-type="string" table:style-name="ce13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9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J</text:p>
          </table:table-cell>
          <table:table-cell office:value-type="string" table:style-name="ce12">
            <text:p>V</text:p>
          </table:table-cell>
          <table:table-cell office:value-type="string" table:style-name="ce14">
            <text:p>S</text:p>
          </table:table-cell>
          <table:table-cell office:value-type="string" table:style-name="ce14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9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J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D</text:p>
          </table:table-cell>
          <table:table-cell table:number-columns-repeated="853" table:style-name="ce15"/>
          <table:table-cell table:number-columns-repeated="15366" table:style-name="ce1"/>
        </table:table-row>
        <table:table-row table:style-name="ro3">
          <table:table-cell office:value-type="string" table:style-name="ce4">
            <text:p>T1</text:p>
          </table:table-cell>
          <table:table-cell office:value-type="string" table:style-name="ce16">
            <text:p>Sélection Base de données</text:p>
          </table:table-cell>
          <table:table-cell office:value-type="string" table:style-name="ce17">
            <text:p>Selection de bases de données pour mise en place d’apprentissage par NLU sur transcriptions partielles</text:p>
          </table:table-cell>
          <table:table-cell office:value-type="percentage" office:value="1" table:style-name="ce18">
            <text:p>100%</text:p>
          </table:table-cell>
          <table:table-cell table:number-columns-repeated="5" table:style-name="ce19"/>
          <table:table-cell table:number-columns-repeated="2" table:style-name="ce20"/>
          <table:table-cell table:style-name="ce19"/>
          <table:table-cell table:style-name="ce21"/>
          <table:table-cell table:number-columns-repeated="3" table:style-name="ce22"/>
          <table:table-cell table:number-columns-repeated="2" table:style-name="ce23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3" table:style-name="ce24"/>
          <table:table-cell table:number-columns-repeated="4" table:style-name="ce26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5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6"/>
          <table:table-cell table:style-name="ce25"/>
          <table:table-cell table:style-name="ce27"/>
          <table:table-cell table:number-columns-repeated="7" table:style-name="ce28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4">
            <table:table-cell office:value-type="string" table:style-name="ce4">
              <text:p>T1.1</text:p>
            </table:table-cell>
            <table:table-cell office:value-type="string" table:style-name="ce29">
              <text:p>Recherche et téléchargement</text:p>
            </table:table-cell>
            <table:table-cell office:value-type="string" table:style-name="ce30">
              <text:p>Recherche de bases de données de dialogue textuelles</text:p>
            </table:table-cell>
            <table:table-cell table:style-name="ce31"/>
            <table:table-cell table:number-columns-repeated="5" table:style-name="ce32"/>
            <table:table-cell table:number-columns-repeated="2" table:style-name="ce33"/>
            <table:table-cell table:style-name="ce32"/>
            <table:table-cell table:style-name="ce4"/>
            <table:table-cell table:number-columns-repeated="3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4">
            <table:table-cell office:value-type="string" table:style-name="ce4">
              <text:p>T1.2</text:p>
            </table:table-cell>
            <table:table-cell office:value-type="string" table:style-name="ce34">
              <text:p>Etude statistique</text:p>
            </table:table-cell>
            <table:table-cell office:value-type="string" table:style-name="ce35">
              <text:p>Etude de la longueur, nombre de mots, moyenne, médiane, etc...</text:p>
            </table:table-cell>
            <table:table-cell table:style-name="ce31"/>
            <table:table-cell table:number-columns-repeated="4" table:style-name="ce4"/>
            <table:table-cell table:style-name="ce34"/>
            <table:table-cell table:number-columns-repeated="2" table:style-name="ce33"/>
            <table:table-cell table:number-columns-repeated="2" table:style-name="ce34"/>
            <table:table-cell table:style-name="ce36"/>
            <table:table-cell table:number-columns-repeated="2" table:style-name="ce37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4">
            <table:table-cell office:value-type="string" table:style-name="ce4">
              <text:p>T1.3</text:p>
            </table:table-cell>
            <table:table-cell office:value-type="string" table:style-name="ce38">
              <text:p>Compte-rendu</text:p>
            </table:table-cell>
            <table:table-cell office:value-type="string" table:style-name="ce39">
              <text:p>Mise en forme et interprétation des résultats dans un document</text:p>
            </table:table-cell>
            <table:table-cell table:style-name="ce31"/>
            <table:table-cell table:number-columns-repeated="5" table:style-name="ce4"/>
            <table:table-cell table:number-columns-repeated="2" table:style-name="ce33"/>
            <table:table-cell table:number-columns-repeated="2" table:style-name="ce4"/>
            <table:table-cell table:style-name="ce24"/>
            <table:table-cell table:number-columns-repeated="2" table:style-name="ce40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5">
          <table:table-cell table:style-name="ce41"/>
          <table:table-cell table:style-name="ce42"/>
          <table:table-cell table:style-name="ce43"/>
          <table:table-cell table:style-name="ce44"/>
          <table:table-cell table:number-columns-repeated="9" table:style-name="ce28"/>
          <table:table-cell table:style-name="ce45"/>
          <table:table-cell table:style-name="ce28"/>
          <table:table-cell table:number-columns-repeated="8" table:style-name="ce45"/>
          <table:table-cell table:number-columns-repeated="78" table:style-name="ce28"/>
          <table:table-cell table:style-name="ce46"/>
          <table:table-cell table:number-columns-repeated="41" table:style-name="ce28"/>
          <table:table-cell table:style-name="ce46"/>
          <table:table-cell table:number-columns-repeated="13" table:style-name="ce28"/>
          <table:table-cell table:style-name="ce46"/>
          <table:table-cell table:number-columns-repeated="7" table:style-name="ce28"/>
          <table:table-cell table:number-columns-repeated="853" table:style-name="ce3"/>
          <table:table-cell table:number-columns-repeated="15366" table:style-name="ce1"/>
        </table:table-row>
        <table:table-row table:style-name="ro3">
          <table:table-cell office:value-type="string" table:style-name="ce4">
            <text:p>T2</text:p>
          </table:table-cell>
          <table:table-cell office:value-type="string" table:style-name="ce47">
            <text:p>NLU partiel</text:p>
          </table:table-cell>
          <table:table-cell office:value-type="string" table:style-name="ce17">
            <text:p>Mise en place d’un NLU pouvant prendre uniquement des retranscriptions partielles pour générer une fin de phrase</text:p>
          </table:table-cell>
          <table:table-cell office:value-type="percentage" office:value="0" table:style-name="ce48">
            <text:p>0%</text:p>
          </table:table-cell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49"/>
          <table:table-cell table:style-name="ce50"/>
          <table:table-cell table:style-name="ce51"/>
          <table:table-cell table:style-name="ce50"/>
          <table:table-cell table:number-columns-repeated="2" table:style-name="ce52"/>
          <table:table-cell table:number-columns-repeated="5" table:style-name="ce53"/>
          <table:table-cell table:style-name="ce54"/>
          <table:table-cell table:style-name="ce25"/>
          <table:table-cell table:number-columns-repeated="5" table:style-name="ce53"/>
          <table:table-cell table:number-columns-repeated="9" table:style-name="ce26"/>
          <table:table-cell table:number-columns-repeated="5" table:style-name="ce55"/>
          <table:table-cell table:number-columns-repeated="2" table:style-name="ce25"/>
          <table:table-cell table:number-columns-repeated="5" table:style-name="ce55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3" table:style-name="ce24"/>
          <table:table-cell table:number-columns-repeated="4" table:style-name="ce26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5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6"/>
          <table:table-cell table:style-name="ce25"/>
          <table:table-cell table:style-name="ce27"/>
          <table:table-cell table:number-columns-repeated="7" table:style-name="ce28"/>
          <table:table-cell table:number-columns-repeated="853" table:style-name="ce56"/>
          <table:table-cell table:style-name="ce57"/>
          <table:table-cell table:number-columns-repeated="15365"/>
        </table:table-row>
        <table:table-row-group>
          <table:table-row table:style-name="ro3">
            <table:table-cell office:value-type="string" table:style-name="ce4">
              <text:p>T2.1</text:p>
            </table:table-cell>
            <table:table-cell office:value-type="string" table:style-name="ce58">
              <text:p>Etude de solutions dans les articles</text:p>
            </table:table-cell>
            <table:table-cell office:value-type="string" table:style-name="ce59">
              <text:p>Reprise des solutions présentées dans les articles pour une précision de l’implémentation et des modifications</text:p>
            </table:table-cell>
            <table:table-cell table:style-name="ce48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style-name="ce60"/>
            <table:table-cell table:style-name="ce61"/>
            <table:table-cell table:style-name="ce60"/>
            <table:table-cell table:number-columns-repeated="2" table:style-name="ce62"/>
            <table:table-cell table:number-columns-repeated="5" table:style-name="ce60"/>
            <table:table-cell table:number-columns-repeated="2" table:style-name="ce25"/>
            <table:table-cell table:number-columns-repeated="2" table:style-name="ce63"/>
            <table:table-cell table:number-columns-repeated="3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56"/>
            <table:table-cell table:style-name="ce57"/>
            <table:table-cell table:number-columns-repeated="15365"/>
          </table:table-row>
          <table:table-row table:style-name="ro4">
            <table:table-cell office:value-type="string" table:style-name="ce4">
              <text:p>T2.2</text:p>
            </table:table-cell>
            <table:table-cell office:value-type="string" table:style-name="ce32">
              <text:p>Entrainement lib python</text:p>
            </table:table-cell>
            <table:table-cell office:value-type="string" table:style-name="ce64">
              <text:p>Prise en main de la libraire python keras pour mise en place deLSTMs</text:p>
            </table:table-cell>
            <table:table-cell table:style-name="ce48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61"/>
            <table:table-cell table:number-columns-repeated="2" table:style-name="ce65"/>
            <table:table-cell table:number-columns-repeated="5" table:style-name="ce64"/>
            <table:table-cell table:number-columns-repeated="2" table:style-name="ce25"/>
            <table:table-cell table:number-columns-repeated="5" table:style-name="ce6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56"/>
            <table:table-cell table:style-name="ce57"/>
            <table:table-cell table:number-columns-repeated="15365"/>
          </table:table-row>
          <table:table-row table:style-name="ro3">
            <table:table-cell office:value-type="string" table:style-name="ce4">
              <text:p>T2.3</text:p>
            </table:table-cell>
            <table:table-cell office:value-type="string" table:style-name="ce32">
              <text:p>Précision de l’implémentation</text:p>
            </table:table-cell>
            <table:table-cell office:value-type="string" table:style-name="ce64">
              <text:p>Schématisation et précision des éléments à implémenter et des différents tests de modèles à effectuer</text:p>
            </table:table-cell>
            <table:table-cell table:style-name="ce48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61"/>
            <table:table-cell table:number-columns-repeated="2" table:style-name="ce65"/>
            <table:table-cell table:number-columns-repeated="5" table:style-name="ce61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3" table:style-name="ce64"/>
            <table:table-cell table:number-columns-repeated="2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56"/>
            <table:table-cell table:style-name="ce57"/>
            <table:table-cell table:number-columns-repeated="15365"/>
          </table:table-row>
          <table:table-row table:style-name="ro4">
            <table:table-cell office:value-type="string" table:style-name="ce4">
              <text:p>T2.4</text:p>
            </table:table-cell>
            <table:table-cell office:value-type="string" table:style-name="ce34">
              <text:p>Implémentation</text:p>
            </table:table-cell>
            <table:table-cell office:value-type="string" table:style-name="ce67">
              <text:p>Réalisation des modèles et tests décrit dans l’étape ci-dessus</text:p>
            </table:table-cell>
            <table:table-cell table:style-name="ce48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61"/>
            <table:table-cell table:number-columns-repeated="2" table:style-name="ce65"/>
            <table:table-cell table:number-columns-repeated="5" table:style-name="ce61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3" table:style-name="ce24"/>
            <table:table-cell table:number-columns-repeated="2" table:style-name="ce37"/>
            <table:table-cell table:number-columns-repeated="2" table:style-name="ce25"/>
            <table:table-cell table:number-columns-repeated="5" table:style-name="ce37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56"/>
            <table:table-cell table:style-name="ce57"/>
            <table:table-cell table:number-columns-repeated="15365"/>
          </table:table-row>
          <table:table-row table:style-name="ro2">
            <table:table-cell table:style-name="ce4"/>
            <table:table-cell office:value-type="string" table:style-name="ce34">
              <text:p>Test du NLU</text:p>
            </table:table-cell>
            <table:table-cell office:value-type="string" table:style-name="ce67">
              <text:p>Tests des performances du NLU</text:p>
            </table:table-cell>
            <table:table-cell table:style-name="ce48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61"/>
            <table:table-cell table:number-columns-repeated="2" table:style-name="ce65"/>
            <table:table-cell table:number-columns-repeated="5" table:style-name="ce61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37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56"/>
            <table:table-cell table:style-name="ce57"/>
            <table:table-cell table:number-columns-repeated="15365"/>
          </table:table-row>
          <table:table-row table:style-name="ro4">
            <table:table-cell table:style-name="ce4"/>
            <table:table-cell office:value-type="string" table:style-name="ce34">
              <text:p>Test du NLU avec ASR output</text:p>
            </table:table-cell>
            <table:table-cell office:value-type="string" table:style-name="ce67">
              <text:p>Utilisation du NLU tel quel avec une sortie d’ASR pour mesure de performance</text:p>
            </table:table-cell>
            <table:table-cell table:style-name="ce48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61"/>
            <table:table-cell table:number-columns-repeated="2" table:style-name="ce65"/>
            <table:table-cell table:number-columns-repeated="5" table:style-name="ce61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4" table:style-name="ce24"/>
            <table:table-cell table:style-name="ce37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56"/>
            <table:table-cell table:style-name="ce57"/>
            <table:table-cell table:number-columns-repeated="15365"/>
          </table:table-row>
          <table:table-row table:style-name="ro4">
            <table:table-cell table:style-name="ce4"/>
            <table:table-cell office:value-type="string" table:style-name="ce38">
              <text:p>Compte-rendu</text:p>
            </table:table-cell>
            <table:table-cell office:value-type="string" table:style-name="ce39">
              <text:p>Mise en forme et interprétation des résultats dans un document</text:p>
            </table:table-cell>
            <table:table-cell table:style-name="ce48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61"/>
            <table:table-cell table:number-columns-repeated="2" table:style-name="ce65"/>
            <table:table-cell table:number-columns-repeated="5" table:style-name="ce61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40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4" table:style-name="ce24"/>
            <table:table-cell table:style-name="ce40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56"/>
            <table:table-cell table:style-name="ce57"/>
            <table:table-cell table:number-columns-repeated="15365"/>
          </table:table-row>
        </table:table-row-group>
        <table:table-row table:style-name="ro2">
          <table:table-cell table:number-columns-repeated="2" table:style-name="ce41"/>
          <table:table-cell table:style-name="ce43"/>
          <table:table-cell table:style-name="ce68"/>
          <table:table-cell table:number-columns-repeated="9" table:style-name="ce28"/>
          <table:table-cell table:number-columns-repeated="10" table:style-name="ce43"/>
          <table:table-cell table:number-columns-repeated="78" table:style-name="ce28"/>
          <table:table-cell table:style-name="ce46"/>
          <table:table-cell table:number-columns-repeated="41" table:style-name="ce28"/>
          <table:table-cell table:style-name="ce46"/>
          <table:table-cell table:number-columns-repeated="13" table:style-name="ce28"/>
          <table:table-cell table:style-name="ce46"/>
          <table:table-cell table:number-columns-repeated="7" table:style-name="ce28"/>
          <table:table-cell table:number-columns-repeated="853" table:style-name="ce56"/>
          <table:table-cell table:style-name="ce57"/>
          <table:table-cell table:number-columns-repeated="15365"/>
        </table:table-row>
        <table:table-row table:style-name="ro3">
          <table:table-cell office:value-type="string" table:style-name="ce4">
            <text:p>T3</text:p>
          </table:table-cell>
          <table:table-cell office:value-type="string" table:style-name="ce47">
            <text:p>ASR</text:p>
          </table:table-cell>
          <table:table-cell office:value-type="string" table:style-name="ce17">
            <text:p>Mise en place d’un ASR “maison” si possible pour permettre de travailler au niveau du phonème</text:p>
          </table:table-cell>
          <table:table-cell office:value-type="percentage" office:value="0" table:style-name="ce48">
            <text:p>0%</text:p>
          </table:table-cell>
          <table:table-cell table:number-columns-repeated="3" table:style-name="ce24"/>
          <table:table-cell table:number-columns-repeated="2" table:style-name="ce2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3" table:style-name="ce24"/>
          <table:table-cell table:style-name="ce69"/>
          <table:table-cell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70"/>
          <table:table-cell table:number-columns-repeated="2" table:style-name="ce71"/>
          <table:table-cell table:style-name="ce72"/>
          <table:table-cell table:number-columns-repeated="4" table:style-name="ce73"/>
          <table:table-cell table:number-columns-repeated="2" table:style-name="ce74"/>
          <table:table-cell table:style-name="ce72"/>
          <table:table-cell table:number-columns-repeated="4" table:style-name="ce73"/>
          <table:table-cell table:number-columns-repeated="2" table:style-name="ce71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3" table:style-name="ce24"/>
          <table:table-cell table:number-columns-repeated="4" table:style-name="ce26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5" table:style-name="ce24"/>
          <table:table-cell table:number-columns-repeated="2" table:style-name="ce25"/>
          <table:table-cell table:number-columns-repeated="3" table:style-name="ce24"/>
          <table:table-cell table:number-columns-repeated="3" table:style-name="ce26"/>
          <table:table-cell table:style-name="ce27"/>
          <table:table-cell table:number-columns-repeated="7" table:style-name="ce28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4">
            <table:table-cell office:value-type="string" table:style-name="ce4">
              <text:p>T3.1</text:p>
            </table:table-cell>
            <table:table-cell office:value-type="string" table:style-name="ce58">
              <text:p>Recherche de solutions et de librairies</text:p>
            </table:table-cell>
            <table:table-cell office:value-type="string" table:style-name="ce59">
              <text:p>Recherche des possibilités offertes par les librairies python actuelles</text:p>
            </table:table-cell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2" table:style-name="ce63"/>
            <table:table-cell table:number-columns-repeated="3" table:style-name="ce75"/>
            <table:table-cell table:number-columns-repeated="2" table:style-name="ce76"/>
            <table:table-cell table:number-columns-repeated="2" table:style-name="ce75"/>
            <table:table-cell table:style-name="ce77"/>
            <table:table-cell table:style-name="ce24"/>
            <table:table-cell table:style-name="ce78"/>
            <table:table-cell table:number-columns-repeated="2" table:style-name="ce79"/>
            <table:table-cell table:style-name="ce80"/>
            <table:table-cell table:number-columns-repeated="4" table:style-name="ce78"/>
            <table:table-cell table:number-columns-repeated="2" table:style-name="ce79"/>
            <table:table-cell table:number-columns-repeated="2" table:style-name="ce78"/>
            <table:table-cell table:style-name="ce24"/>
            <table:table-cell table:number-columns-repeated="2" table:style-name="ce78"/>
            <table:table-cell table:number-columns-repeated="2" table:style-name="ce79"/>
            <table:table-cell table:number-columns-repeated="5" table:style-name="ce78"/>
            <table:table-cell table:number-columns-repeated="2" table:style-name="ce79"/>
            <table:table-cell table:number-columns-repeated="2" table:style-name="ce78"/>
            <table:table-cell table:style-name="ce24"/>
            <table:table-cell table:number-columns-repeated="2" table:style-name="ce78"/>
            <table:table-cell table:number-columns-repeated="2" table:style-name="ce79"/>
            <table:table-cell table:number-columns-repeated="4" table:style-name="ce78"/>
            <table:table-cell table:style-name="ce24"/>
            <table:table-cell table:style-name="ce79"/>
            <table:table-cell table:style-name="ce81"/>
            <table:table-cell table:number-columns-repeated="3" table:style-name="ce24"/>
            <table:table-cell table:number-columns-repeated="4" table:style-name="ce26"/>
            <table:table-cell table:number-columns-repeated="5" table:style-name="ce78"/>
            <table:table-cell table:number-columns-repeated="2" table:style-name="ce79"/>
            <table:table-cell table:style-name="ce80"/>
            <table:table-cell table:style-name="ce78"/>
            <table:table-cell table:style-name="ce24"/>
            <table:table-cell table:number-columns-repeated="2" table:style-name="ce78"/>
            <table:table-cell table:number-columns-repeated="2" table:style-name="ce79"/>
            <table:table-cell table:number-columns-repeated="5" table:style-name="ce78"/>
            <table:table-cell table:number-columns-repeated="2" table:style-name="ce79"/>
            <table:table-cell table:number-columns-repeated="2" table:style-name="ce78"/>
            <table:table-cell table:style-name="ce24"/>
            <table:table-cell table:number-columns-repeated="2" table:style-name="ce78"/>
            <table:table-cell table:number-columns-repeated="2" table:style-name="ce79"/>
            <table:table-cell table:number-columns-repeated="4" table:style-name="ce78"/>
            <table:table-cell table:style-name="ce24"/>
            <table:table-cell table:style-name="ce79"/>
            <table:table-cell table:style-name="ce81"/>
            <table:table-cell table:number-columns-repeated="5" table:style-name="ce24"/>
            <table:table-cell table:number-columns-repeated="2" table:style-name="ce25"/>
            <table:table-cell table:number-columns-repeated="3" table:style-name="ce78"/>
            <table:table-cell table:style-name="ce80"/>
            <table:table-cell table:style-name="ce26"/>
            <table:table-cell table:style-name="ce80"/>
            <table:table-cell table:style-name="ce81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3">
            <table:table-cell office:value-type="string" table:style-name="ce4">
              <text:p>T3.2</text:p>
            </table:table-cell>
            <table:table-cell office:value-type="string" table:style-name="ce32">
              <text:p>Précision de l’implémentation</text:p>
            </table:table-cell>
            <table:table-cell office:value-type="string" table:style-name="ce64">
              <text:p>Définition de plusieurs modèles à implémenter et des tests de leur performance</text:p>
            </table:table-cell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2" table:style-name="ce66"/>
            <table:table-cell table:style-name="ce82"/>
            <table:table-cell table:number-columns-repeated="2" table:style-name="ce83"/>
            <table:table-cell table:number-columns-repeated="2" table:style-name="ce84"/>
            <table:table-cell table:number-columns-repeated="2" table:style-name="ce83"/>
            <table:table-cell table:style-name="ce24"/>
            <table:table-cell table:style-name="ce49"/>
            <table:table-cell table:style-name="ce75"/>
            <table:table-cell table:number-columns-repeated="2" table:style-name="ce76"/>
            <table:table-cell table:style-name="ce85"/>
            <table:table-cell table:number-columns-repeated="4" table:style-name="ce75"/>
            <table:table-cell table:number-columns-repeated="2" table:style-name="ce76"/>
            <table:table-cell table:number-columns-repeated="2" table:style-name="ce75"/>
            <table:table-cell table:style-name="ce86"/>
            <table:table-cell table:number-columns-repeated="2" table:style-name="ce75"/>
            <table:table-cell table:number-columns-repeated="2" table:style-name="ce76"/>
            <table:table-cell table:number-columns-repeated="5" table:style-name="ce75"/>
            <table:table-cell table:number-columns-repeated="2" table:style-name="ce76"/>
            <table:table-cell table:number-columns-repeated="2" table:style-name="ce75"/>
            <table:table-cell table:style-name="ce86"/>
            <table:table-cell table:number-columns-repeated="2" table:style-name="ce75"/>
            <table:table-cell table:number-columns-repeated="2" table:style-name="ce76"/>
            <table:table-cell table:number-columns-repeated="4" table:style-name="ce75"/>
            <table:table-cell table:style-name="ce86"/>
            <table:table-cell table:style-name="ce76"/>
            <table:table-cell table:style-name="ce87"/>
            <table:table-cell table:number-columns-repeated="3" table:style-name="ce75"/>
            <table:table-cell table:number-columns-repeated="4" table:style-name="ce85"/>
            <table:table-cell table:number-columns-repeated="5" table:style-name="ce75"/>
            <table:table-cell table:number-columns-repeated="2" table:style-name="ce76"/>
            <table:table-cell table:style-name="ce85"/>
            <table:table-cell table:style-name="ce75"/>
            <table:table-cell table:style-name="ce86"/>
            <table:table-cell table:number-columns-repeated="2" table:style-name="ce75"/>
            <table:table-cell table:number-columns-repeated="2" table:style-name="ce76"/>
            <table:table-cell table:number-columns-repeated="5" table:style-name="ce75"/>
            <table:table-cell table:number-columns-repeated="2" table:style-name="ce76"/>
            <table:table-cell table:number-columns-repeated="2" table:style-name="ce75"/>
            <table:table-cell table:style-name="ce86"/>
            <table:table-cell table:number-columns-repeated="2" table:style-name="ce75"/>
            <table:table-cell table:number-columns-repeated="2" table:style-name="ce76"/>
            <table:table-cell table:number-columns-repeated="4" table:style-name="ce75"/>
            <table:table-cell table:style-name="ce86"/>
            <table:table-cell table:style-name="ce76"/>
            <table:table-cell table:style-name="ce87"/>
            <table:table-cell table:number-columns-repeated="5" table:style-name="ce75"/>
            <table:table-cell table:number-columns-repeated="2" table:style-name="ce76"/>
            <table:table-cell table:number-columns-repeated="3" table:style-name="ce75"/>
            <table:table-cell table:style-name="ce85"/>
            <table:table-cell table:style-name="ce88"/>
            <table:table-cell table:style-name="ce85"/>
            <table:table-cell table:style-name="ce87"/>
            <table:table-cell table:number-columns-repeated="7" table:style-name="ce89"/>
            <table:table-cell table:number-columns-repeated="853" table:style-name="ce3"/>
            <table:table-cell table:number-columns-repeated="15366" table:style-name="ce1"/>
          </table:table-row>
          <table:table-row table:style-name="ro4">
            <table:table-cell office:value-type="string" table:style-name="ce4">
              <text:p>T3.3</text:p>
            </table:table-cell>
            <table:table-cell office:value-type="string" table:style-name="ce34">
              <text:p>Implémentation</text:p>
            </table:table-cell>
            <table:table-cell office:value-type="string" table:style-name="ce67">
              <text:p>Réalisation des modèles décrit dans l’étape ci-dessus</text:p>
            </table:table-cell>
            <table:table-cell table:style-name="ce31"/>
            <table:table-cell table:number-columns-repeated="5" table:style-name="ce24"/>
            <table:table-cell office:value-type="string" table:style-name="ce25">
              <text:p><text:s/></text:p>
            </table:table-cell>
            <table:table-cell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6"/>
            <table:table-cell table:style-name="ce90"/>
            <table:table-cell table:number-columns-repeated="7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2" table:style-name="ce91"/>
            <table:table-cell table:style-name="ce37"/>
            <table:table-cell table:number-columns-repeated="2" table:style-name="ce25"/>
            <table:table-cell table:number-columns-repeated="5" table:style-name="ce37"/>
            <table:table-cell table:number-columns-repeated="2" table:style-name="ce84"/>
            <table:table-cell table:style-name="ce92"/>
            <table:table-cell table:number-columns-repeated="4" table:style-name="ce83"/>
            <table:table-cell table:number-columns-repeated="2" table:style-name="ce84"/>
            <table:table-cell table:number-columns-repeated="2" table:style-name="ce83"/>
            <table:table-cell table:style-name="ce24"/>
            <table:table-cell table:number-columns-repeated="2" table:style-name="ce83"/>
            <table:table-cell table:number-columns-repeated="2" table:style-name="ce84"/>
            <table:table-cell table:number-columns-repeated="5" table:style-name="ce83"/>
            <table:table-cell table:number-columns-repeated="2" table:style-name="ce84"/>
            <table:table-cell table:number-columns-repeated="2" table:style-name="ce83"/>
            <table:table-cell table:style-name="ce24"/>
            <table:table-cell table:number-columns-repeated="2" table:style-name="ce83"/>
            <table:table-cell table:number-columns-repeated="2" table:style-name="ce84"/>
            <table:table-cell table:number-columns-repeated="4" table:style-name="ce83"/>
            <table:table-cell table:style-name="ce24"/>
            <table:table-cell table:style-name="ce84"/>
            <table:table-cell table:style-name="ce93"/>
            <table:table-cell table:number-columns-repeated="3" table:style-name="ce24"/>
            <table:table-cell table:number-columns-repeated="4" table:style-name="ce26"/>
            <table:table-cell table:number-columns-repeated="5" table:style-name="ce83"/>
            <table:table-cell table:number-columns-repeated="2" table:style-name="ce84"/>
            <table:table-cell table:style-name="ce92"/>
            <table:table-cell table:style-name="ce83"/>
            <table:table-cell table:style-name="ce24"/>
            <table:table-cell table:number-columns-repeated="2" table:style-name="ce83"/>
            <table:table-cell table:number-columns-repeated="2" table:style-name="ce84"/>
            <table:table-cell table:number-columns-repeated="5" table:style-name="ce83"/>
            <table:table-cell table:number-columns-repeated="2" table:style-name="ce84"/>
            <table:table-cell table:number-columns-repeated="2" table:style-name="ce83"/>
            <table:table-cell table:style-name="ce24"/>
            <table:table-cell table:number-columns-repeated="2" table:style-name="ce83"/>
            <table:table-cell table:number-columns-repeated="2" table:style-name="ce84"/>
            <table:table-cell table:number-columns-repeated="4" table:style-name="ce83"/>
            <table:table-cell table:style-name="ce24"/>
            <table:table-cell table:style-name="ce84"/>
            <table:table-cell table:style-name="ce93"/>
            <table:table-cell table:number-columns-repeated="5" table:style-name="ce24"/>
            <table:table-cell table:number-columns-repeated="2" table:style-name="ce25"/>
            <table:table-cell table:number-columns-repeated="3" table:style-name="ce83"/>
            <table:table-cell table:style-name="ce92"/>
            <table:table-cell table:style-name="ce26"/>
            <table:table-cell table:style-name="ce92"/>
            <table:table-cell table:style-name="ce93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2">
            <table:table-cell office:value-type="string" table:style-name="ce4">
              <text:p>T3.4</text:p>
            </table:table-cell>
            <table:table-cell office:value-type="string" table:style-name="ce34">
              <text:p>Test de l’ASR</text:p>
            </table:table-cell>
            <table:table-cell office:value-type="string" table:style-name="ce67">
              <text:p>Test des performances</text:p>
            </table:table-cell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2" table:style-name="ce83"/>
            <table:table-cell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37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3" table:style-name="ce26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4">
            <table:table-cell office:value-type="string" table:style-name="ce4">
              <text:p>T3.5</text:p>
            </table:table-cell>
            <table:table-cell office:value-type="string" table:style-name="ce38">
              <text:p>Compte-rendu</text:p>
            </table:table-cell>
            <table:table-cell office:value-type="string" table:style-name="ce39">
              <text:p>Mise en forme et interprétation des résultats dans un document</text:p>
            </table:table-cell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2" table:style-name="ce24"/>
            <table:table-cell table:number-columns-repeated="2" table:style-name="ce83"/>
            <table:table-cell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40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3" table:style-name="ce26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2">
          <table:table-cell table:style-name="ce41"/>
          <table:table-cell table:style-name="ce42"/>
          <table:table-cell table:style-name="ce43"/>
          <table:table-cell table:style-name="ce68"/>
          <table:table-cell table:number-columns-repeated="97" table:style-name="ce28"/>
          <table:table-cell table:style-name="ce46"/>
          <table:table-cell table:number-columns-repeated="41" table:style-name="ce28"/>
          <table:table-cell table:style-name="ce46"/>
          <table:table-cell table:number-columns-repeated="13" table:style-name="ce28"/>
          <table:table-cell table:style-name="ce46"/>
          <table:table-cell table:number-columns-repeated="7" table:style-name="ce28"/>
          <table:table-cell table:number-columns-repeated="853" table:style-name="ce3"/>
          <table:table-cell table:number-columns-repeated="15366" table:style-name="ce1"/>
        </table:table-row>
        <table:table-row table:style-name="ro4">
          <table:table-cell office:value-type="string" table:style-name="ce4">
            <text:p>T4</text:p>
          </table:table-cell>
          <table:table-cell office:value-type="string" table:style-name="ce47">
            <text:p>ASR + NLU</text:p>
          </table:table-cell>
          <table:table-cell office:value-type="string" table:style-name="ce17">
            <text:p>Implémentation combinée de l’ASR et du NLU</text:p>
          </table:table-cell>
          <table:table-cell office:value-type="percentage" office:value="0" table:style-name="ce31">
            <text:p>0%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55"/>
          <table:table-cell table:number-columns-repeated="2" table:style-name="ce25"/>
          <table:table-cell table:number-columns-repeated="5" table:style-name="ce55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3" table:style-name="ce24"/>
          <table:table-cell table:number-columns-repeated="4" table:style-name="ce26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5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6"/>
          <table:table-cell table:style-name="ce25"/>
          <table:table-cell table:style-name="ce27"/>
          <table:table-cell table:number-columns-repeated="7" table:style-name="ce28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4">
            <table:table-cell office:value-type="string" table:style-name="ce4">
              <text:p>T4.1</text:p>
            </table:table-cell>
            <table:table-cell office:value-type="string" table:style-name="ce32">
              <text:p>Modification des modèles</text:p>
            </table:table-cell>
            <table:table-cell office:value-type="string" table:style-name="ce32">
              <text:p>Précision des modifications des modèles et des traitement des données</text:p>
            </table:table-cell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3" table:style-name="ce66"/>
            <table:table-cell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4">
            <table:table-cell office:value-type="string" table:style-name="ce4">
              <text:p>T4.2</text:p>
            </table:table-cell>
            <table:table-cell office:value-type="string" table:style-name="ce34">
              <text:p>Implémentation</text:p>
            </table:table-cell>
            <table:table-cell office:value-type="string" table:style-name="ce67">
              <text:p>Réalisation des modèles décrit dans l’étape ci-dessus</text:p>
            </table:table-cell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2" table:style-name="ce24"/>
            <table:table-cell table:number-columns-repeated="2" table:style-name="ce37"/>
            <table:table-cell table:number-columns-repeated="2" table:style-name="ce25"/>
            <table:table-cell table:number-columns-repeated="5" table:style-name="ce37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2">
            <table:table-cell office:value-type="string" table:style-name="ce4">
              <text:p>T4.3</text:p>
            </table:table-cell>
            <table:table-cell office:value-type="string" table:style-name="ce34">
              <text:p>Tests des performances</text:p>
            </table:table-cell>
            <table:table-cell table:style-name="ce67"/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2" table:style-name="ce24"/>
            <table:table-cell table:number-columns-repeated="3" table:style-name="ce37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  <table:table-row table:style-name="ro4">
            <table:table-cell office:value-type="string" table:style-name="ce4">
              <text:p>T4.4</text:p>
            </table:table-cell>
            <table:table-cell office:value-type="string" table:style-name="ce38">
              <text:p>Compte-rendu</text:p>
            </table:table-cell>
            <table:table-cell office:value-type="string" table:style-name="ce39">
              <text:p>Mise en forme et interprétation des résultats dans un document</text:p>
            </table:table-cell>
            <table:table-cell table:style-name="ce31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9" table:style-name="ce26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40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3" table:style-name="ce24"/>
            <table:table-cell table:number-columns-repeated="4" table:style-name="ce26"/>
            <table:table-cell table:number-columns-repeated="5" table:style-name="ce24"/>
            <table:table-cell table:number-columns-repeated="2" table:style-name="ce25"/>
            <table:table-cell table:style-name="ce26"/>
            <table:table-cell table:number-columns-repeated="4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number-columns-repeated="2" table:style-name="ce25"/>
            <table:table-cell table:number-columns-repeated="5" table:style-name="ce24"/>
            <table:table-cell table:style-name="ce25"/>
            <table:table-cell table:style-name="ce27"/>
            <table:table-cell table:number-columns-repeated="5" table:style-name="ce24"/>
            <table:table-cell table:number-columns-repeated="2" table:style-name="ce25"/>
            <table:table-cell table:number-columns-repeated="3" table:style-name="ce24"/>
            <table:table-cell table:number-columns-repeated="2" table:style-name="ce26"/>
            <table:table-cell table:style-name="ce25"/>
            <table:table-cell table:style-name="ce27"/>
            <table:table-cell table:number-columns-repeated="7" table:style-name="ce28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2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34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6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853" table:style-name="ce3"/>
          <table:table-cell table:number-columns-repeated="15366" table:style-name="ce1"/>
        </table:table-row>
        <table:table-row table:style-name="ro2">
          <table:table-cell office:value-type="string" table:style-name="ce4">
            <text:p>T5</text:p>
          </table:table-cell>
          <table:table-cell office:value-type="string" table:style-name="ce47">
            <text:p>Amélioration des modèles</text:p>
          </table:table-cell>
          <table:table-cell office:value-type="string" table:style-name="ce17">
            <text:p>Implémentation de nouveaux mécanismes</text:p>
          </table:table-cell>
          <table:table-cell office:value-type="percentage" office:value="0" table:style-name="ce31">
            <text:p>0%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55"/>
          <table:table-cell table:number-columns-repeated="2" table:style-name="ce79"/>
          <table:table-cell table:number-columns-repeated="5" table:style-name="ce55"/>
          <table:table-cell table:number-columns-repeated="2" table:style-name="ce79"/>
          <table:table-cell table:number-columns-repeated="5" table:style-name="ce55"/>
          <table:table-cell table:style-name="ce25"/>
          <table:table-cell table:style-name="ce27"/>
          <table:table-cell table:number-columns-repeated="3" table:style-name="ce55"/>
          <table:table-cell table:number-columns-repeated="4" table:style-name="ce26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27"/>
          <table:table-cell table:number-columns-repeated="5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6"/>
          <table:table-cell table:style-name="ce25"/>
          <table:table-cell table:style-name="ce27"/>
          <table:table-cell table:number-columns-repeated="7" table:style-name="ce28"/>
          <table:table-cell table:number-columns-repeated="853" table:style-name="ce3"/>
          <table:table-cell table:number-columns-repeated="15366" table:style-name="ce1"/>
        </table:table-row>
        <table:table-row table:style-name="ro3">
          <table:table-cell office:value-type="string" table:style-name="ce4">
            <text:p>T5.1</text:p>
          </table:table-cell>
          <table:table-cell office:value-type="string" table:style-name="ce58">
            <text:p>Recherche d’améliorations pertinentes</text:p>
          </table:table-cell>
          <table:table-cell office:value-type="string" table:style-name="ce59">
            <text:p>Mécanisme d’attention, autre modèles de NLU, NLU utilisant les phonèmes (ou les mots)</text:p>
          </table:table-cell>
          <table:table-cell table:style-name="ce31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3" table:style-name="ce75"/>
          <table:table-cell table:number-columns-repeated="2" table:style-name="ce76"/>
          <table:table-cell table:number-columns-repeated="2" table:style-name="ce75"/>
          <table:table-cell table:style-name="ce77"/>
          <table:table-cell table:style-name="ce24"/>
          <table:table-cell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3" table:style-name="ce99"/>
          <table:table-cell table:number-columns-repeated="2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3" table:style-name="ce24"/>
          <table:table-cell table:number-columns-repeated="4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style-name="ce80"/>
          <table:table-cell table:style-name="ce26"/>
          <table:table-cell table:style-name="ce80"/>
          <table:table-cell table:style-name="ce81"/>
          <table:table-cell table:number-columns-repeated="7" table:style-name="ce28"/>
          <table:table-cell table:number-columns-repeated="16219"/>
        </table:table-row>
        <table:table-row table:style-name="ro3">
          <table:table-cell office:value-type="string" table:style-name="ce4">
            <text:p>T5.2</text:p>
          </table:table-cell>
          <table:table-cell office:value-type="string" table:style-name="ce32">
            <text:p>Validation des améliorations</text:p>
          </table:table-cell>
          <table:table-cell office:value-type="string" table:style-name="ce64">
            <text:p>Validation des améliorations et changement en fonction des possibilités offertes par les librairies python</text:p>
          </table:table-cell>
          <table:table-cell table:style-name="ce31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3" table:style-name="ce75"/>
          <table:table-cell table:number-columns-repeated="2" table:style-name="ce76"/>
          <table:table-cell table:number-columns-repeated="2" table:style-name="ce75"/>
          <table:table-cell table:style-name="ce77"/>
          <table:table-cell table:style-name="ce24"/>
          <table:table-cell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3" table:style-name="ce78"/>
          <table:table-cell table:number-columns-repeated="2" table:style-name="ce100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3" table:style-name="ce24"/>
          <table:table-cell table:number-columns-repeated="4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style-name="ce80"/>
          <table:table-cell table:style-name="ce26"/>
          <table:table-cell table:style-name="ce80"/>
          <table:table-cell table:style-name="ce81"/>
          <table:table-cell table:number-columns-repeated="7" table:style-name="ce28"/>
          <table:table-cell table:number-columns-repeated="16219"/>
        </table:table-row>
        <table:table-row table:style-name="ro4">
          <table:table-cell table:style-name="ce4"/>
          <table:table-cell office:value-type="string" table:style-name="ce34">
            <text:p>Implémentation</text:p>
          </table:table-cell>
          <table:table-cell office:value-type="string" table:style-name="ce67">
            <text:p>Réalisation des modèles décrit dans l’étape ci-dessus</text:p>
          </table:table-cell>
          <table:table-cell table:style-name="ce31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3" table:style-name="ce75"/>
          <table:table-cell table:number-columns-repeated="2" table:style-name="ce76"/>
          <table:table-cell table:number-columns-repeated="2" table:style-name="ce75"/>
          <table:table-cell table:style-name="ce77"/>
          <table:table-cell table:style-name="ce24"/>
          <table:table-cell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101"/>
          <table:table-cell table:style-name="ce37"/>
          <table:table-cell table:number-columns-repeated="2" table:style-name="ce101"/>
          <table:table-cell table:number-columns-repeated="2" table:style-name="ce79"/>
          <table:table-cell table:number-columns-repeated="4" table:style-name="ce101"/>
          <table:table-cell table:style-name="ce37"/>
          <table:table-cell table:style-name="ce79"/>
          <table:table-cell table:style-name="ce81"/>
          <table:table-cell table:number-columns-repeated="3" table:style-name="ce37"/>
          <table:table-cell table:number-columns-repeated="4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style-name="ce80"/>
          <table:table-cell table:style-name="ce26"/>
          <table:table-cell table:style-name="ce80"/>
          <table:table-cell table:style-name="ce81"/>
          <table:table-cell table:number-columns-repeated="7" table:style-name="ce28"/>
          <table:table-cell table:number-columns-repeated="16219"/>
        </table:table-row>
        <table:table-row table:style-name="ro2">
          <table:table-cell table:style-name="ce4"/>
          <table:table-cell office:value-type="string" table:style-name="ce34">
            <text:p>Tests des performances</text:p>
          </table:table-cell>
          <table:table-cell table:style-name="ce67"/>
          <table:table-cell table:style-name="ce31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3" table:style-name="ce75"/>
          <table:table-cell table:number-columns-repeated="2" table:style-name="ce76"/>
          <table:table-cell table:number-columns-repeated="2" table:style-name="ce75"/>
          <table:table-cell table:style-name="ce77"/>
          <table:table-cell table:style-name="ce24"/>
          <table:table-cell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3" table:style-name="ce37"/>
          <table:table-cell table:number-columns-repeated="4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style-name="ce80"/>
          <table:table-cell table:style-name="ce26"/>
          <table:table-cell table:style-name="ce80"/>
          <table:table-cell table:style-name="ce81"/>
          <table:table-cell table:number-columns-repeated="7" table:style-name="ce28"/>
          <table:table-cell table:number-columns-repeated="16219"/>
        </table:table-row>
        <table:table-row table:style-name="ro4">
          <table:table-cell table:style-name="ce4"/>
          <table:table-cell office:value-type="string" table:style-name="ce38">
            <text:p>Compte-rendu</text:p>
          </table:table-cell>
          <table:table-cell office:value-type="string" table:style-name="ce39">
            <text:p>Mise en forme et interprétation des résultats dans un document</text:p>
          </table:table-cell>
          <table:table-cell table:style-name="ce31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3" table:style-name="ce75"/>
          <table:table-cell table:number-columns-repeated="2" table:style-name="ce76"/>
          <table:table-cell table:number-columns-repeated="2" table:style-name="ce75"/>
          <table:table-cell table:style-name="ce77"/>
          <table:table-cell table:style-name="ce24"/>
          <table:table-cell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style-name="ce24"/>
          <table:table-cell table:number-columns-repeated="2" table:style-name="ce40"/>
          <table:table-cell table:number-columns-repeated="4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style-name="ce80"/>
          <table:table-cell table:style-name="ce26"/>
          <table:table-cell table:style-name="ce80"/>
          <table:table-cell table:style-name="ce81"/>
          <table:table-cell table:number-columns-repeated="7" table:style-name="ce28"/>
          <table:table-cell table:number-columns-repeated="16219"/>
        </table:table-row>
        <table:table-row table:style-name="ro2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34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6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16219"/>
        </table:table-row>
        <table:table-row table:style-name="ro4">
          <table:table-cell office:value-type="string" table:style-name="ce4">
            <text:p>T6</text:p>
          </table:table-cell>
          <table:table-cell office:value-type="string" table:style-name="ce102">
            <text:p>Temps sipplémentaire</text:p>
          </table:table-cell>
          <table:table-cell office:value-type="string" table:style-name="ce103">
            <text:p>Temps supplémentaire en cas de difficulté dans les tâches précédentes</text:p>
          </table:table-cell>
          <table:table-cell table:style-name="ce31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3" table:style-name="ce75"/>
          <table:table-cell table:number-columns-repeated="2" table:style-name="ce76"/>
          <table:table-cell table:number-columns-repeated="2" table:style-name="ce75"/>
          <table:table-cell table:style-name="ce77"/>
          <table:table-cell table:style-name="ce24"/>
          <table:table-cell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3" table:style-name="ce24"/>
          <table:table-cell table:number-columns-repeated="4" table:style-name="ce26"/>
          <table:table-cell table:number-columns-repeated="5" table:style-name="ce104"/>
          <table:table-cell table:number-columns-repeated="2" table:style-name="ce79"/>
          <table:table-cell table:style-name="ce80"/>
          <table:table-cell table:style-name="ce104"/>
          <table:table-cell table:style-name="ce55"/>
          <table:table-cell table:number-columns-repeated="2" table:style-name="ce104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2" table:style-name="ce78"/>
          <table:table-cell table:style-name="ce24"/>
          <table:table-cell table:number-columns-repeated="2" table:style-name="ce78"/>
          <table:table-cell table:number-columns-repeated="2" table:style-name="ce79"/>
          <table:table-cell table:number-columns-repeated="4" table:style-name="ce78"/>
          <table:table-cell table:style-name="ce24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style-name="ce80"/>
          <table:table-cell table:style-name="ce26"/>
          <table:table-cell table:style-name="ce80"/>
          <table:table-cell table:style-name="ce81"/>
          <table:table-cell table:number-columns-repeated="7" table:style-name="ce28"/>
          <table:table-cell table:number-columns-repeated="16219"/>
        </table:table-row>
        <table:table-row table:style-name="ro2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34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6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16219"/>
        </table:table-row>
        <table:table-row table:style-name="ro2">
          <table:table-cell office:value-type="string" table:style-name="ce4">
            <text:p>T7</text:p>
          </table:table-cell>
          <table:table-cell office:value-type="string" table:style-name="ce105">
            <text:p>Rédaction du rapport de stage</text:p>
          </table:table-cell>
          <table:table-cell table:style-name="ce106"/>
          <table:table-cell office:value-type="percentage" office:value="0" table:style-name="ce31">
            <text:p>0%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79"/>
          <table:table-cell table:number-columns-repeated="5" table:style-name="ce24"/>
          <table:table-cell table:number-columns-repeated="2" table:style-name="ce79"/>
          <table:table-cell table:number-columns-repeated="5" table:style-name="ce24"/>
          <table:table-cell table:style-name="ce25"/>
          <table:table-cell table:style-name="ce27"/>
          <table:table-cell table:number-columns-repeated="3" table:style-name="ce24"/>
          <table:table-cell table:number-columns-repeated="4" table:style-name="ce26"/>
          <table:table-cell table:number-columns-repeated="33" table:style-name="ce40"/>
          <table:table-cell table:style-name="ce25"/>
          <table:table-cell table:style-name="ce27"/>
          <table:table-cell table:number-columns-repeated="5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6"/>
          <table:table-cell table:style-name="ce25"/>
          <table:table-cell table:style-name="ce27"/>
          <table:table-cell table:number-columns-repeated="7" table:style-name="ce28"/>
          <table:table-cell table:number-columns-repeated="16219"/>
        </table:table-row>
        <table:table-row table:style-name="ro2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34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6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16219"/>
        </table:table-row>
        <table:table-row table:style-name="ro2">
          <table:table-cell office:value-type="string" table:style-name="ce4">
            <text:p>T8</text:p>
          </table:table-cell>
          <table:table-cell office:value-type="string" table:style-name="ce105">
            <text:p>Préparation soutenance</text:p>
          </table:table-cell>
          <table:table-cell table:style-name="ce106"/>
          <table:table-cell office:value-type="percentage" office:value="0" table:style-name="ce31">
            <text:p>0%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9" table:style-name="ce26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79"/>
          <table:table-cell table:number-columns-repeated="5" table:style-name="ce24"/>
          <table:table-cell table:number-columns-repeated="2" table:style-name="ce79"/>
          <table:table-cell table:number-columns-repeated="5" table:style-name="ce24"/>
          <table:table-cell table:style-name="ce25"/>
          <table:table-cell table:style-name="ce27"/>
          <table:table-cell table:number-columns-repeated="3" table:style-name="ce24"/>
          <table:table-cell table:number-columns-repeated="4" table:style-name="ce26"/>
          <table:table-cell table:number-columns-repeated="5" table:style-name="ce24"/>
          <table:table-cell table:number-columns-repeated="2" table:style-name="ce25"/>
          <table:table-cell table:style-name="ce26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1" table:style-name="ce40"/>
          <table:table-cell table:number-columns-repeated="7" table:style-name="ce28"/>
          <table:table-cell table:number-columns-repeated="16219"/>
        </table:table-row>
        <table:table-row table:style-name="ro2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34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6" table:style-name="ce45"/>
          <table:table-cell table:style-name="ce98"/>
          <table:table-cell table:number-columns-repeated="5" table:style-name="ce45"/>
          <table:table-cell table:number-columns-repeated="2" table:style-name="ce28"/>
          <table:table-cell table:number-columns-repeated="16219"/>
        </table:table-row>
        <table:table-row table:style-name="ro6">
          <table:table-cell table:style-name="ce107"/>
          <table:table-cell office:value-type="string" table:style-name="ce108">
            <text:p>Rendu de rapport</text:p>
          </table:table-cell>
          <table:table-cell table:style-name="ce109"/>
          <table:table-cell table:style-name="ce18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9" table:style-name="ce80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style-name="ce79"/>
          <table:table-cell table:style-name="ce81"/>
          <table:table-cell table:number-columns-repeated="3" table:style-name="ce78"/>
          <table:table-cell table:number-columns-repeated="2" table:style-name="ce80"/>
          <table:table-cell table:number-columns-repeated="2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style-name="ce79"/>
          <table:table-cell table:style-name="ce81"/>
          <table:table-cell table:number-columns-repeated="2" table:style-name="ce110"/>
          <table:table-cell table:number-columns-repeated="3" table:style-name="ce78"/>
          <table:table-cell table:number-columns-repeated="2" table:style-name="ce25"/>
          <table:table-cell table:number-columns-repeated="3" table:style-name="ce78"/>
          <table:table-cell table:number-columns-repeated="2" table:style-name="ce80"/>
          <table:table-cell table:style-name="ce79"/>
          <table:table-cell table:style-name="ce81"/>
          <table:table-cell table:number-columns-repeated="2" table:style-name="ce78"/>
          <table:table-cell table:number-columns-repeated="3" table:style-name="ce45"/>
          <table:table-cell table:number-columns-repeated="2" table:style-name="ce28"/>
          <table:table-cell table:number-columns-repeated="16219"/>
        </table:table-row>
        <table:table-row table:style-name="ro7">
          <table:table-cell table:style-name="ce107"/>
          <table:table-cell office:value-type="string" table:style-name="ce108">
            <text:p>Soutenance orale</text:p>
          </table:table-cell>
          <table:table-cell table:style-name="ce107"/>
          <table:table-cell table:style-name="ce18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9" table:style-name="ce80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style-name="ce79"/>
          <table:table-cell table:style-name="ce81"/>
          <table:table-cell table:number-columns-repeated="3" table:style-name="ce24"/>
          <table:table-cell table:number-columns-repeated="4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number-columns-repeated="2" table:style-name="ce80"/>
          <table:table-cell table:style-name="ce79"/>
          <table:table-cell table:style-name="ce81"/>
          <table:table-cell table:number-columns-repeated="2" table:style-name="ce111"/>
          <table:table-cell table:number-columns-repeated="5" table:style-name="ce28"/>
          <table:table-cell table:number-columns-repeated="16219"/>
        </table:table-row>
        <table:table-row table:style-name="ro8">
          <table:table-cell table:style-name="ce107"/>
          <table:table-cell office:value-type="string" table:style-name="ce108">
            <text:p>Présentation test</text:p>
          </table:table-cell>
          <table:table-cell table:style-name="ce107"/>
          <table:table-cell table:style-name="ce18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9" table:style-name="ce80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style-name="ce79"/>
          <table:table-cell table:style-name="ce81"/>
          <table:table-cell table:number-columns-repeated="3" table:style-name="ce24"/>
          <table:table-cell table:number-columns-repeated="4" table:style-name="ce26"/>
          <table:table-cell table:number-columns-repeated="5" table:style-name="ce78"/>
          <table:table-cell table:number-columns-repeated="2" table:style-name="ce79"/>
          <table:table-cell table:style-name="ce80"/>
          <table:table-cell table:number-columns-repeated="4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number-columns-repeated="2" table:style-name="ce79"/>
          <table:table-cell table:number-columns-repeated="5" table:style-name="ce78"/>
          <table:table-cell table:style-name="ce79"/>
          <table:table-cell table:style-name="ce81"/>
          <table:table-cell table:number-columns-repeated="5" table:style-name="ce24"/>
          <table:table-cell table:number-columns-repeated="2" table:style-name="ce25"/>
          <table:table-cell table:number-columns-repeated="3" table:style-name="ce78"/>
          <table:table-cell table:number-columns-repeated="2" table:style-name="ce80"/>
          <table:table-cell table:style-name="ce79"/>
          <table:table-cell table:style-name="ce81"/>
          <table:table-cell table:number-columns-repeated="2" table:style-name="ce24"/>
          <table:table-cell table:number-columns-repeated="5" table:style-name="ce28"/>
          <table:table-cell table:number-columns-repeated="16219"/>
        </table:table-row>
        <table:table-row table:style-name="ro9">
          <table:table-cell table:number-columns-repeated="2" table:style-name="ce61"/>
          <table:table-cell office:value-type="string" table:style-name="ce112">
            <text:p>AVANCEMENT PROJET</text:p>
          </table:table-cell>
          <table:table-cell office:value-type="percentage" office:value="0.1" table:formula="of:=[.D5]*0.1+[.D10]*0.4+[.D19]*0.1+[.D26]*0.2+[.D32]*0.2" table:style-name="ce113">
            <office:annotation draw:style-name="a1" svg:x="5.13333333333333in" svg:y="11.9083333333333in" svg:width="1.13333333333333in" svg:height="0.35in">
              <dc:creator/>
              <text:p><text:span text:style-name="T2">% d'avancement du projet.</text:span></text:p>
            </office:annotation>
            <text:p>10%</text:p>
          </table:table-cell>
          <table:table-cell table:number-columns-repeated="97" table:style-name="ce28"/>
          <table:table-cell table:style-name="ce46"/>
          <table:table-cell table:number-columns-repeated="41" table:style-name="ce28"/>
          <table:table-cell table:style-name="ce46"/>
          <table:table-cell table:number-columns-repeated="13" table:style-name="ce28"/>
          <table:table-cell table:style-name="ce46"/>
          <table:table-cell table:number-columns-repeated="7" table:style-name="ce28"/>
          <table:table-cell table:number-columns-repeated="16219"/>
        </table:table-row>
        <table:table-row table:style-name="ro2">
          <table:table-cell/>
          <table:table-cell office:value-type="string" table:number-columns-spanned="2" table:number-rows-spanned="1" table:style-name="ce120">
            <text:p>Exemple de code couleur (à personnaliser si besoin):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style-name="ro2">
          <table:table-cell/>
          <table:table-cell office:value-type="string" table:number-columns-spanned="2" table:number-rows-spanned="1" table:style-name="ce121">
            <text:p>Remise de document/validation/soutenance oral...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style-name="ro2">
          <table:table-cell/>
          <table:table-cell office:value-type="string" table:number-columns-spanned="2" table:number-rows-spanned="1" table:style-name="ce122">
            <text:p>rédaction/mise en forme de document/préparation oral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style-name="ro2">
          <table:table-cell/>
          <table:table-cell office:value-type="string" table:number-columns-spanned="2" table:number-rows-spanned="1" table:style-name="ce123">
            <text:p>Etude documentaire/analyse cahier des charges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style-name="ro2">
          <table:table-cell/>
          <table:table-cell office:value-type="string" table:number-columns-spanned="2" table:number-rows-spanned="1" table:style-name="ce124">
            <text:p>étude technique/recherche de solution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style-name="ro2">
          <table:table-cell/>
          <table:table-cell office:value-type="string" table:number-columns-spanned="2" table:number-rows-spanned="1" table:style-name="ce125">
            <text:p>mise en oeuvre d'une solution/test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style-name="ro2">
          <table:table-cell/>
          <table:table-cell office:value-type="string" table:number-columns-spanned="2" table:number-rows-spanned="1" table:style-name="ce126">
            <text:p>tâche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style-name="ro2">
          <table:table-cell/>
          <table:table-cell office:value-type="string" table:number-columns-spanned="2" table:number-rows-spanned="1" table:style-name="ce127">
            <text:p>à compléter si besoin...</text:p>
          </table:table-cell>
          <table:covered-table-cell/>
          <table:table-cell table:style-name="ce114"/>
          <table:table-cell table:number-columns-repeated="1014" table:style-name="ce3"/>
          <table:table-cell table:number-columns-repeated="15366"/>
        </table:table-row>
        <table:table-row table:number-rows-repeated="8" table:style-name="ro2">
          <table:table-cell/>
          <table:table-cell table:number-columns-repeated="3" table:style-name="ce114"/>
          <table:table-cell table:number-columns-repeated="1014" table:style-name="ce3"/>
          <table:table-cell table:number-columns-repeated="15366"/>
        </table:table-row>
        <table:table-row table:number-rows-repeated="722" table:style-name="ro2">
          <table:table-cell table:number-columns-repeated="9"/>
          <table:table-cell table:number-columns-repeated="1009" table:style-name="ce3"/>
          <table:table-cell table:number-columns-repeated="15366"/>
        </table:table-row>
        <table:table-row table:number-rows-repeated="1047790" table:style-name="ro10">
          <table:table-cell table:number-columns-repeated="16384"/>
        </table:table-row>
        <table:named-expressions>
          <table:named-range table:name="Print_Area" table:cell-range-address="Sheet1.$A$1:Sheet1.$DL$58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24409448818898in" fo:margin-bottom="0.196456692913386in" fo:margin-left="0.196456692913386in" fo:margin-right="0.196456692913386in" style:print-orientation="landscape" style:print-page-order="ltr" style:first-page-number="1" style:scale-to="100%" style:table-centering="none" style:print="objects charts drawings"/>
      <style:header-style>
        <style:header-footer-properties fo:min-height="0.984645669291338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</office:automatic-styles>
  <office:master-styles>
    <style:master-page style:name="mp1" style:page-layout-name="pm1">
      <style:header>
        <style:region-center>
          <text:p><text:span text:style-name="T1"><text:file-name text:display="name-and-extension">???</text:file-name></text:span></text:p>
        </style:region-center>
        <style:region-right>
          <text:p><text:date>???</text:date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Pierre HENRY</meta:initial-creator>
    <dc:creator>Pierre Henry</dc:creator>
    <meta:creation-date>2009-04-16T11:32:48Z</meta:creation-date>
    <dc:date>2021-02-26T13:15:54Z</dc:date>
    <meta:editing-cycles>73</meta:editing-cycles>
    <meta:editing-duration>PT41130S</meta:editing-duration>
    <meta:user-defined meta:name="Info 1"/>
    <meta:user-defined meta:name="Info 2"/>
    <meta:user-defined meta:name="Info 3"/>
    <meta:user-defined meta:name="Info 4"/>
  </office:meta>
</office:document-meta>
</file>